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c10" officeooo:paragraph-rsid="000e6c10"/>
    </style:style>
    <style:style style:name="P2" style:family="paragraph" style:parent-style-name="Standard">
      <style:text-properties officeooo:rsid="00110f84" officeooo:paragraph-rsid="00110f84"/>
    </style:style>
    <style:style style:name="P3" style:family="paragraph" style:parent-style-name="Standard">
      <style:text-properties officeooo:rsid="00129e51" officeooo:paragraph-rsid="00129e51"/>
    </style:style>
    <style:style style:name="P4" style:family="paragraph" style:parent-style-name="Standard">
      <style:text-properties officeooo:rsid="0013f4ad" officeooo:paragraph-rsid="0013f4ad"/>
    </style:style>
    <style:style style:name="P5" style:family="paragraph" style:parent-style-name="Standard">
      <style:text-properties officeooo:rsid="00174ae0" officeooo:paragraph-rsid="00174ae0"/>
    </style:style>
    <style:style style:name="P6" style:family="paragraph" style:parent-style-name="Standard">
      <style:text-properties officeooo:rsid="001a6c5a" officeooo:paragraph-rsid="001a6c5a"/>
    </style:style>
    <style:style style:name="P7" style:family="paragraph" style:parent-style-name="Standard">
      <style:text-properties officeooo:rsid="001be7f9" officeooo:paragraph-rsid="001be7f9"/>
    </style:style>
    <style:style style:name="P8" style:family="paragraph" style:parent-style-name="Standard">
      <style:text-properties officeooo:rsid="001ce85a" officeooo:paragraph-rsid="001ce85a"/>
    </style:style>
    <style:style style:name="P9" style:family="paragraph" style:parent-style-name="Standard">
      <style:text-properties officeooo:rsid="0021db20" officeooo:paragraph-rsid="0021db20"/>
    </style:style>
    <style:style style:name="P10" style:family="paragraph" style:parent-style-name="Standard">
      <style:text-properties officeooo:rsid="00243037" officeooo:paragraph-rsid="00243037"/>
    </style:style>
    <style:style style:name="P11" style:family="paragraph" style:parent-style-name="Standard">
      <style:text-properties officeooo:rsid="00244045" officeooo:paragraph-rsid="00244045"/>
    </style:style>
    <style:style style:name="P12" style:family="paragraph" style:parent-style-name="Standard">
      <style:text-properties officeooo:rsid="002744d4" officeooo:paragraph-rsid="002744d4"/>
    </style:style>
    <style:style style:name="P13" style:family="paragraph" style:parent-style-name="Standard">
      <style:text-properties officeooo:paragraph-rsid="002744d4"/>
    </style:style>
    <style:style style:name="P14" style:family="paragraph" style:parent-style-name="Standard">
      <style:text-properties fo:font-variant="normal" fo:text-transform="none" fo:color="#222222" style:font-name="arial" fo:font-size="19.2000007629395pt" fo:letter-spacing="normal" fo:font-style="normal" fo:font-weight="normal" officeooo:paragraph-rsid="002744d4"/>
    </style:style>
    <style:style style:name="P15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28abcd" officeooo:paragraph-rsid="0028abcd" style:font-size-asian="9.60000038146973pt" style:font-size-complex="11pt"/>
    </style:style>
    <style:style style:name="P16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29a57a" officeooo:paragraph-rsid="0028abcd" style:font-size-asian="9.60000038146973pt" style:font-size-complex="11pt"/>
    </style:style>
    <style:style style:name="P17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29a57a" officeooo:paragraph-rsid="0029a57a" style:font-size-asian="9.60000038146973pt" style:font-size-complex="11pt"/>
    </style:style>
    <style:style style:name="P18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2a7488" officeooo:paragraph-rsid="002a7488" style:font-size-asian="9.60000038146973pt" style:font-size-complex="11pt"/>
    </style:style>
    <style:style style:name="P19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2c651c" officeooo:paragraph-rsid="002c651c" style:font-size-asian="9.60000038146973pt" style:font-size-complex="11pt"/>
    </style:style>
    <style:style style:name="P20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2e25b4" officeooo:paragraph-rsid="002e25b4" style:font-size-asian="9.60000038146973pt" style:font-size-complex="11pt"/>
    </style:style>
    <style:style style:name="P21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rsid="00313828" officeooo:paragraph-rsid="00313828" style:font-size-asian="9.60000038146973pt" style:font-size-complex="11pt"/>
    </style:style>
    <style:style style:name="T1" style:family="text">
      <style:text-properties officeooo:rsid="00106344"/>
    </style:style>
    <style:style style:name="T2" style:family="text">
      <style:text-properties officeooo:rsid="0015c959"/>
    </style:style>
    <style:style style:name="T3" style:family="text">
      <style:text-properties officeooo:rsid="00177900"/>
    </style:style>
    <style:style style:name="T4" style:family="text">
      <style:text-properties officeooo:rsid="001be7f9"/>
    </style:style>
    <style:style style:name="T5" style:family="text">
      <style:text-properties officeooo:rsid="0021db20"/>
    </style:style>
    <style:style style:name="T6" style:family="text">
      <style:text-properties officeooo:rsid="002529a6"/>
    </style:style>
    <style:style style:name="T7" style:family="text">
      <style:text-properties officeooo:rsid="002744d4"/>
    </style:style>
    <style:style style:name="T8" style:family="text">
      <style:text-properties fo:font-variant="normal" fo:text-transform="none" fo:color="#222222" fo:letter-spacing="normal"/>
    </style:style>
    <style:style style:name="T9" style:family="text">
      <style:text-properties fo:font-variant="normal" fo:text-transform="none" fo:color="#222222" style:font-name="arial" fo:font-size="19.2000007629395pt" fo:letter-spacing="normal" fo:font-style="normal" fo:font-weight="normal"/>
    </style:style>
    <style:style style:name="T10" style:family="text">
      <style:text-properties officeooo:rsid="002a1103"/>
    </style:style>
    <style:style style:name="T11" style:family="text">
      <style:text-properties officeooo:rsid="002f83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S LECTURE 1:</text:p>
      <text:p text:style-name="P1"/>
      <text:p text:style-name="P1">ANSI =&gt; American national standards institute.</text:p>
      <text:p text:style-name="P1"/>
      <text:p text:style-name="P1">DB MS: Data → <text:span text:style-name="T1">Interface to data management system.</text:span></text:p>
      <text:p text:style-name="P2">When the program completes execution. Data must still be there. Reliability requirements. Persistent data.</text:p>
      <text:p text:style-name="P2"/>
      <text:p text:style-name="P2">Architecture of DBMS tech since inception:</text:p>
      <text:p text:style-name="P2"/>
      <text:p text:style-name="P2">Data stored on magnetic dates. </text:p>
      <text:p text:style-name="P2">Stream data into bash program =&gt; then stream out. </text:p>
      <text:p text:style-name="P2"/>
      <text:p text:style-name="P2"/>
      <text:p text:style-name="P3">Scheduling batch runs. </text:p>
      <text:p text:style-name="P3"/>
      <text:p text:style-name="P3"/>
      <text:p text:style-name="P3">File system =&gt; low level dbms.</text:p>
      <text:p text:style-name="P4">Random access within files. Get me block number 38 after I opened it. Low level. </text:p>
      <text:p text:style-name="P4"/>
      <text:p text:style-name="P4">Prog<text:span text:style-name="T2">rams or DB Adminss</text:span>=&gt; DBMS (Query Processor, Transaction Manager) &lt;=&gt; Integrated Database</text:p>
      <text:p text:style-name="P1"/>
      <text:p text:style-name="P5">Read wiki entries, on data, information, knowledge. <text:span text:style-name="T3">(Information theory doe).</text:span></text:p>
      <text:p text:style-name="P5"/>
      <text:p text:style-name="P5"/>
      <text:p text:style-name="P5"/>
      <text:p text:style-name="P6">DB &lt;=&gt; Factual Data + Metadata(data about data)</text:p>
      <text:p text:style-name="P6">Johns age is 42</text:p>
      <text:p text:style-name="P6">There is a concept of an employee which has a name and an age <text:span text:style-name="T4">&lt;=&gt; meaningful to the enterprise, mandates database storing facts. </text:span></text:p>
      <text:p text:style-name="P6"/>
      <text:p text:style-name="P6"/>
      <text:p text:style-name="P6"/>
      <text:p text:style-name="P7">Data model =&gt; determines nature of the metadata nad how retrieal and revision is expressed. DBMS =&gt; A program or set of programs that implements a data model. </text:p>
      <text:p text:style-name="P7"/>
      <text:p text:style-name="P7">Examples of databases: </text:p>
      <text:p text:style-name="P7">a file cabinet, a library system, an inventory control system</text:p>
      <text:p text:style-name="P7"/>
      <text:p text:style-name="P7">EVERY DBMS has a data model. </text:p>
      <text:p text:style-name="P7">1) Supports an underlying data model (all data stored and manipulated in a well defined way)</text:p>
      <text:p text:style-name="P7"/>
      <text:p text:style-name="P7">2) Access control (various data can be accessed or revised only by authorized people)</text:p>
      <text:p text:style-name="P7"/>
      <text:p text:style-name="P8">Tables =&gt; metadata </text:p>
      <text:p text:style-name="P8">have to even modularize metadata so ppl can only work on payroll system or inventory control system</text:p>
      <text:p text:style-name="P8">Security is also important. </text:p>
      <text:p text:style-name="P8"/>
      <text:p text:style-name="P8">3) Concurrency control (multiple concurrent applications can access data)</text:p>
      <text:p text:style-name="P8"><text:soft-page-break/>4) Database recovery =&gt; realiability, nothing gets accidently lost</text:p>
      <text:p text:style-name="P6"/>
      <text:p text:style-name="P6"><text:s/><text:span text:style-name="T5">Schema =&gt;</text:span></text:p>
      <text:p text:style-name="P6"/>
      <text:p text:style-name="P6"/>
      <text:p text:style-name="P9">Tables have arity =&gt; number of columns. </text:p>
      <text:p text:style-name="P9">Symbolic identifier =&gt; </text:p>
      <text:p text:style-name="P9"/>
      <text:p text:style-name="P9">EMP(ENO, ENAME, TITLE)</text:p>
      <text:p text:style-name="P9"/>
      <text:p text:style-name="P9">Table has 8 rows of information. State of the world at some particular time. </text:p>
      <text:p text:style-name="P9">Apps will revise this data. A row is a tuple (dont call it a record, because it has too many connoations).</text:p>
      <text:p text:style-name="P9">Tuple encodes 3 facts on a particular employee. </text:p>
      <text:p text:style-name="P9"/>
      <text:p text:style-name="P9"/>
      <text:p text:style-name="P10">ENO =&gt; Unique identifier, </text:p>
      <text:p text:style-name="P9"/>
      <text:p text:style-name="P9"/>
      <text:p text:style-name="P11">Foreign keys must point to real p<text:span text:style-name="T6">rimary</text:span> keys. </text:p>
      <text:p text:style-name="P11"/>
      <text:p text:style-name="P11"/>
      <text:p text:style-name="P9"/>
      <text:p text:style-name="P12">THREE LEVEL SCHEMA ARCHITECTURE</text:p>
      <text:p text:style-name="P13"><text:span text:style-name="T7">Fully ACID complient. </text:span><text:span text:style-name="T8"> </text:span><text:span text:style-name="T9">(Atomicity, Consistency, Isolation, Durability)</text:span></text:p>
      <text:p text:style-name="P14"/>
      <text:p text:style-name="P15">Metadata examples :</text:p>
      <text:p text:style-name="P15">kind of thing like an employee,</text:p>
      <text:p text:style-name="P15">kind of thing called a file1</text:p>
      <text:p text:style-name="P15"/>
      <text:p text:style-name="P15">select a subset of meta data </text:p>
      <text:p text:style-name="P15">=&gt; conceptual data (excludes file compression, physical schema, algorithms,)</text:p>
      <text:p text:style-name="P15">in conceptual various subsets =&gt; external schema 1, external schema 2, external schema 3 possibly. Distinguish subsets. apps use ext1, and ext2. Not true for ext3. Some schemas interelated, others completely seperate. </text:p>
      <text:p text:style-name="P15"/>
      <text:p text:style-name="P15"/>
      <text:p text:style-name="P15">3 level schema =&gt; enables data independence. App code never accesses tables outside of conceptual data. Can revise all the decisions on how data is encoded without change app logic. </text:p>
      <text:p text:style-name="P15">App =&gt; </text:p>
      <text:p text:style-name="P15"/>
      <text:p text:style-name="P15">2 types of data independence:</text:p>
      <text:p text:style-name="P15">Physical and logical independenc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<text:soft-page-break/></text:p>
      <text:p text:style-name="P17">LECTURE 2:</text:p>
      <text:p text:style-name="P17"/>
      <text:p text:style-name="P17">Title of all pubications:</text:p>
      <text:p text:style-name="P17"/>
      <text:p text:style-name="P17">{ (pt) | (thereExists)pid PUBLICATION(pid, pt) }</text:p>
      <text:p text:style-name="P17"/>
      <text:p text:style-name="P17">List pairs of coauthor names: <text:span text:style-name="T10">=&gt; all distinct pairs of author names that have a common publication</text:span></text:p>
      <text:p text:style-name="P17"/>
      <text:p text:style-name="P18">{(authorName1, authorName2) | (thereExists) a1, a2 (AUTHOR(a1, authorName1) and AUTHOR(a2, authorName2) and not(authorName1 = authorName2) and thereExists(p) (WROTE(a1, p) and WROTE(a2, p)) )}</text:p>
      <text:p text:style-name="P18"/>
      <text:p text:style-name="P18"/>
      <text:p text:style-name="P18">LIST ALL PUBLICATIONS WITHOUT AUTHOURS: </text:p>
      <text:p text:style-name="P19">Publication Ids and Titles of publications without authors</text:p>
      <text:p text:style-name="P19"/>
      <text:p text:style-name="P20">{(p, t) | no<text:span text:style-name="T11">t </text:span>thereExists a WROTE(a, p)}</text:p>
      <text:p text:style-name="P20"/>
      <text:p text:style-name="P21">you can also write</text:p>
      <text:p text:style-name="P21"/>
      <text:p text:style-name="P21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0:07.629812338</meta:creation-date>
    <dc:date>2018-05-07T12:48:58.820197104</dc:date>
    <meta:editing-duration>PT52M51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3" meta:paragraph-count="56" meta:word-count="514" meta:character-count="3254" meta:non-whitespace-character-count="2773"/>
  </office:meta>
</office:document-meta>
</file>